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Calibri" svg:font-family="Calibri, Arial, Helvetica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0738" officeooo:paragraph-rsid="001e0738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Calibri" fo:font-size="12pt"/>
    </style:style>
    <style:style style:name="P4" style:family="paragraph" style:parent-style-name="Standard">
      <style:text-properties fo:color="#000000" style:font-name="Calibri" fo:font-size="12pt" fo:font-weight="bold"/>
    </style:style>
    <style:style style:name="P5" style:family="paragraph" style:parent-style-name="Standard">
      <style:text-properties fo:font-weight="bold"/>
    </style:style>
    <style:style style:name="P6" style:family="paragraph" style:parent-style-name="Standard">
      <style:text-properties fo:color="#000000" style:font-name="Calibri" fo:font-size="12pt" fo:font-weight="normal" style:font-weight-asian="normal" style:font-weight-complex="normal"/>
    </style:style>
    <style:style style:name="P7" style:family="paragraph" style:parent-style-name="Standard">
      <style:text-properties fo:font-size="16pt" officeooo:rsid="001e0738" officeooo:paragraph-rsid="001e0738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name="Calibri" fo:font-size="12pt"/>
    </style:style>
    <style:style style:name="T3" style:family="text">
      <style:text-properties style:font-name="Calibri" fo:font-size="12pt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5eca" style:font-weight-asian="normal" style:font-weight-complex="normal"/>
    </style:style>
    <style:style style:name="T6" style:family="text">
      <style:text-properties fo:font-weight="normal" officeooo:rsid="002136e5" style:font-weight-asian="normal" style:font-weight-complex="normal"/>
    </style:style>
    <style:style style:name="T7" style:family="text">
      <style:text-properties officeooo:rsid="00208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Informe de Incidencias </text:span><text:s/>en Data Centers AT/HC Fecha 21/06/2017</text:p>
      <text:p text:style-name="P1"/>
      <text:p text:style-name="P1"><text:bookmark text:name="divtagdefaultwrapper"/></text:p>
      <text:p text:style-name="P3">Afectación de Servicio <text:span text:style-name="T1">BANESCO</text:span></text:p>
      <text:p text:style-name="P5"/>
      <text:p text:style-name="P3"><text:span text:style-name="T1">-</text:span>Falla del servicio Eléctrico en el Data Center de Hilo Centro </text:p>
      <text:p text:style-name="P3">-Originando Caída abrupta en los servicios de Virtualizacion Hospedados en Tecnologia de <text:span text:style-name="T1">OpenStack</text:span> Cloud Services</text:p>
      <text:p text:style-name="P3">-Generando falla en el servicio de Alojamiento de Datos en nuestra NAS [Controller 02]</text:p>
      <text:p text:style-name="P3">-Causando que el servicio de Base de Datos de Banesco que se encuentra en nuestro Data Center de Atlantic se Inhiba el servicio de <text:span text:style-name="T1">Postgres</text:span> ya que la caída de nuestro Host de Almacenamiento o <text:span text:style-name="T1">NAS</text:span> genera que el mismo deje de almacenar los Backups de los servicios de la Base de Datos de Banesco </text:p>
      <text:p text:style-name="P5"/>
      <text:p text:style-name="P3">Solución Caso <text:span text:style-name="T1">BANESCO</text:span></text:p>
      <text:p text:style-name="P5"/>
      <text:p text:style-name="P3">-Luego del restablecimiento del servicio eléctrico se realizo el levantamiento de los servicios de la Nube , luego de esto se dio el inicio de las instancias que hospedan los servicios de la plataforma para todo el sistema de GYSMO</text:p>
      <text:p text:style-name="P3">-Adicionalmente luego del levantamiento de el servicio de alojamiento de Datos o (NAS) se verifico que se estuvieran almacenando los correspondientes Backups de la Base de Datos que Nutre a la Operación de BANESCO</text:p>
      <text:p text:style-name="P3">-Se mantiene hasta el momento un completo Monitoreo mediante la herramienta de ZABBIX </text:p>
      <text:p text:style-name="P5"/>
      <text:p text:style-name="P3">Afectación de Servicio <text:span text:style-name="T1">PLATCO </text:span></text:p>
      <text:p text:style-name="P5"/>
      <text:p text:style-name="P3"><text:span text:style-name="T1">-</text:span>Se genero inhibición del servicio del Balanceador de Carga </text:p>
      <text:p text:style-name="P3">-Debido a reinicio de los servicios de Virtualizacion de <text:span text:style-name="T1">OpenStack </text:span></text:p>
      <text:p text:style-name="P3"><text:span text:style-name="T1">-</text:span>Originando fallas en los registros <text:span text:style-name="T1">SIP</text:span> y de Balanceo en el servicio</text:p>
      <text:p text:style-name="Standard"/>
      <text:p text:style-name="P2"> </text:p>
      <text:p text:style-name="P3">Solución Caso <text:span text:style-name="T1">PLATCO</text:span></text:p>
      <text:p text:style-name="P5"/>
      <text:p text:style-name="P2"><text:span text:style-name="T2">-Se reinicio los servicios de la Nube para iniciar los correctos registros del Balanceador de Carga en registro </text:span><text:span text:style-name="T3">SIP </text:span></text:p>
      <text:p text:style-name="P4">-<text:span text:style-name="T4">Se mantiene hasta el momento un completo Monitoreo mediante la herramienta de ZABBIX </text:span></text:p>
      <text:p text:style-name="P6"/>
      <text:p text:style-name="P4"><text:span text:style-name="T4">Tiempo de </text:span><text:span text:style-name="T5">Solución</text:span><text:span text:style-name="T4"> Aplicado:</text:span></text:p>
      <text:p text:style-name="P6"/>
      <text:p text:style-name="P4"><text:span text:style-name="T4"><text:s/>Tres Horas Laborales fueron utilizados para la </text:span><text:span text:style-name="T5">solución</text:span><text:span text:style-name="T4"> de esta incidencia 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Calibri" svg:font-family="Calibri, Arial, Helvetica, sans-serif, serif, EmojiFon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Manzanilla</meta:initial-creator>
    <meta:creation-date>2017-06-22T10:22:04.393931950</meta:creation-date>
    <dc:date>2017-06-30T10:44:29.422156301</dc:date>
    <dc:creator>Jesus Manzanilla</dc:creator>
    <meta:editing-duration>PT21M14S</meta:editing-duration>
    <meta:editing-cycles>5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284" meta:character-count="1752" meta:non-whitespace-character-count="1476"/>
  </office:meta>
</office:document-meta>
</file>